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55600000300BB0EE136FA0CFB6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194cm" presentation:class="title" presentation:user-transformed="true">
          <draw:text-box>
            <text:p>Slides on a Pi.</text:p>
          </draw:text-box>
        </draw:frame>
        <draw:frame presentation:style-name="pr2" draw:text-style-name="P1" draw:layer="layout" svg:width="22.5cm" svg:height="9.134cm" svg:x="4.932cm" svg:y="3.8cm" presentation:class="subtitle" presentation:user-transformed="true">
          <draw:text-box>
            <text:p>Welcome to the LibreSign demo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932cm" svg:y="-0.06cm" presentation:class="title" presentation:user-transformed="true">
          <draw:text-box>
            <text:p>Slides on a Pi.</text:p>
          </draw:text-box>
        </draw:frame>
        <draw:frame presentation:style-name="pr2" draw:text-style-name="P1" draw:layer="layout" svg:width="22.5cm" svg:height="9.134cm" svg:x="4.572cm" svg:y="3.8cm">
          <draw:text-box>
            <text:p>This presentation showcases the use of the LibreOffice Appliances project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932cm" svg:y="-0.06cm" presentation:class="title" presentation:user-transformed="true">
          <draw:text-box>
            <text:p>Slides on a Pi.</text:p>
          </draw:text-box>
        </draw:frame>
        <draw:frame presentation:style-name="pr2" draw:text-style-name="P1" draw:layer="layout" svg:width="22.5cm" svg:height="9.134cm" svg:x="4.932cm" svg:y="3.8cm">
          <draw:text-box>
            <text:p>To your left you will see the delightful Gothenburgian suburb scenery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932cm" svg:y="-0.06cm" presentation:class="title" presentation:user-transformed="true">
          <draw:text-box>
            <text:p>Slides on a Pi.</text:p>
          </draw:text-box>
        </draw:frame>
        <draw:frame presentation:style-name="pr2" draw:text-style-name="P1" draw:layer="layout" svg:width="22.5cm" svg:height="9.134cm" svg:x="4.932cm" svg:y="3.8cm">
          <draw:text-box>
            <text:p>Meanwhile, on your right, you have Slottsskogen, which is a forest park in the middle of Gothenburg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932cm" svg:y="0cm" presentation:class="title" presentation:user-transformed="true">
          <draw:text-box>
            <text:p>Slides on a Pi.</text:p>
          </draw:text-box>
        </draw:frame>
        <draw:frame presentation:style-name="pr2" draw:text-style-name="P1" draw:layer="layout" svg:width="22.5cm" svg:height="9.134cm" svg:x="4.932cm" svg:y="3.8cm">
          <draw:text-box>
            <text:p>This is the fifth slide.</text:p>
            <text:p/>
            <text:p>Goodbye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Mono1" style:font-size-asian="24pt" style:language-asian="zh" style:country-asian="CN" style:font-name-complex="Noto Sans Mono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20:41:47.328286115</meta:creation-date>
    <meta:editing-duration>PT14M18S</meta:editing-duration>
    <meta:editing-cycles>4</meta:editing-cycles>
    <meta:generator>LibreOffice/6.2.4.2.0$Linux_ARM_EABI LibreOffice_project/20$Build-2</meta:generator>
    <dc:title>DNA</dc:title>
    <dc:date>2019-06-26T21:00:51.066155786</dc:date>
    <meta:document-statistic meta:object-count="42"/>
  </office:meta>
</office:document-meta>
</file>